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CourierNewPS-BoldMT" svg:font-family="CourierNewPS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NewPS-BoldMT" fo:font-size="10pt" fo:font-weight="normal" style:font-name-asian="CourierNewPS-BoldMT" style:font-size-asian="10pt" style:font-weight-asian="normal" style:font-name-complex="CourierNewPS-BoldMT" style:font-size-complex="10pt" style:font-weight-complex="normal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81"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3" style:family="paragraph" style:parent-style-name="Standard" style:list-style-name="">
      <style:paragraph-properties style:text-autospace="none"/>
      <style:text-properties fo:color="#000081"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81" style:font-name="CourierNewPS-BoldMT" fo:font-size="10pt" fo:font-weight="normal" style:font-name-asian="CourierNewPS-BoldMT" style:font-size-asian="10pt" style:font-weight-asian="normal" style:font-name-complex="CourierNewPS-BoldMT" style:font-size-complex="10pt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81" style:font-name="CourierNewPS-BoldMT" fo:font-size="10pt" fo:font-weight="normal" style:font-name-asian="CourierNewPS-BoldMT" style:font-size-asian="10pt" style:font-weight-asian="normal" style:font-name-complex="CourierNewPS-BoldMT" style:font-size-complex="10pt" style:font-weight-complex="normal"/>
    </style:style>
    <style:style style:name="P6" style:family="paragraph" style:parent-style-name="Standard" style:list-style-name="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1"/>
    </style:style>
    <style:style style:name="T4" style:family="text">
      <style:text-properties fo:color="#000081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81" fo:font-size="12pt" style:font-size-asian="12pt" style:font-size-complex="12pt"/>
    </style:style>
    <style:style style:name="T6" style:family="text">
      <style:text-properties fo:color="#000081"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T7" style:family="text">
      <style:text-properties fo:color="#000081" style:font-name="CourierNewPS-BoldMT" fo:font-size="12pt" style:font-name-asian="CourierNewPS-BoldMT" style:font-size-asian="12pt" style:font-name-complex="CourierNewPS-BoldMT" style:font-size-complex="12pt"/>
    </style:style>
    <style:style style:name="T8" style:family="text">
      <style:text-properties fo:color="#000081" style:font-name="CourierNewPS-BoldMT" style:font-name-asian="CourierNewPS-BoldMT" style:font-name-complex="CourierNewPS-BoldMT"/>
    </style:style>
    <style:style style:name="T9" style:family="text">
      <style:text-properties fo:color="#000000"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T10" style:family="text">
      <style:text-properties fo:color="#000000" style:font-name="CourierNewPS-BoldMT" fo:font-size="12pt" style:font-name-asian="CourierNewPS-BoldMT" style:font-size-asian="12pt" style:font-name-complex="CourierNewPS-BoldMT" style:font-size-complex="12pt"/>
    </style:style>
    <style:style style:name="T11" style:family="text">
      <style:text-properties fo:color="#000000" style:font-name="CourierNewPS-BoldMT" style:font-name-asian="CourierNewPS-BoldMT" style:font-name-complex="CourierNewPS-BoldMT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3" style:family="text">
      <style:text-properties fo:font-variant="normal" fo:text-transform="none" fo:color="#000000" style:font-name="Arial1" fo:font-size="9.75pt" fo:letter-spacing="normal" fo:font-style="normal" style:font-name-asian="CourierNewPS-BoldMT" style:font-name-complex="CourierNewPS-BoldMT"/>
    </style:style>
    <style:style style:name="T14" style:family="text">
      <style:text-properties fo:font-variant="normal" fo:text-transform="none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Muster der Datei SConstruct</text:span> </text:p>
      <text:p text:style-name="P4"># Teil 1: Optionen</text:p>
      <text:p text:style-name="P1">include_dateien = [ <text:tab/><text:tab/><text:tab/><text:tab/><text:span text:style-name="T3"># wo wird nach .h Dateien gesucht?</text:span></text:p>
      <text:p text:style-name="P1"><text:tab/>'.' <text:tab/><text:tab/><text:tab/><text:tab/><text:tab/><text:span text:style-name="T3"># im lokalen Verzeichnis</text:span></text:p>
      <text:p text:style-name="P1">]</text:p>
      <text:p text:style-name="P1">shared_libraries = [ <text:tab/><text:tab/><text:tab/><text:span text:style-name="T3"># mathematische Funktionen der</text:span></text:p>
      <text:p text:style-name="P1"><text:tab/>'m' <text:tab/><text:tab/><text:tab/><text:tab/><text:tab/><text:span text:style-name="T3"># Standardbibliothek</text:span></text:p>
      <text:p text:style-name="P1">]</text:p>
      <text:p text:style-name="P1">c_standard = [ <text:tab/><text:tab/><text:tab/><text:tab/><text:span text:style-name="T3"># Angaben zum Standard</text:span></text:p>
      <text:p text:style-name="P1"><text:tab/>'-std=c99', <text:tab/><text:tab/><text:tab/><text:tab/><text:span text:style-name="T3"># C99</text:span></text:p>
      <text:p text:style-name="P1"><text:tab/>'-pedantic' <text:tab/><text:tab/><text:tab/><text:tab/><text:span text:style-name="T3"># keine Erweiterungen zulaessig</text:span></text:p>
      <text:p text:style-name="P1">]</text:p>
      <text:p text:style-name="P1">warnungen = [ <text:tab/><text:tab/><text:tab/><text:tab/><text:span text:style-name="T3"># Einstellungen zu Syntaxfehlern</text:span></text:p>
      <text:p text:style-name="P1"><text:tab/>'-Wall', <text:tab/><text:tab/><text:tab/><text:tab/><text:span text:style-name="T3"># viel meckern</text:span></text:p>
      <text:p text:style-name="P1"><text:tab/>'-Wextra', <text:tab/><text:tab/><text:tab/><text:tab/><text:span text:style-name="T3"># extra viel meckern</text:span></text:p>
      <text:p text:style-name="P1"><text:tab/>'-Werror' <text:tab/><text:tab/><text:tab/><text:tab/><text:span text:style-name="T3"># Warnungen sind Fehler</text:span></text:p>
      <text:p text:style-name="P1">]</text:p>
      <text:p text:style-name="P4"># Teil 2: Definition des Environments</text:p>
      <text:p text:style-name="P1">std = Environment(</text:p>
      <text:p text:style-name="P1"><text:tab/>CCFLAGS = c_standard + warnungen,</text:p>
      <text:p text:style-name="P1"><text:tab/>CPPPATH = include_dateien,</text:p>
      <text:p text:style-name="P1"><text:tab/>LIBS = shared_libraries</text:p>
      <text:p text:style-name="P1">)</text:p>
      <text:p text:style-name="P4"># Teil 3: Programm bauen</text:p>
      <text:p text:style-name="P1">c_dateien = [ <text:tab/><text:tab/><text:tab/><text:tab/><text:tab/><text:tab/><text:span text:style-name="T3"># hier C-Dateien einfuegen</text:span></text:p>
      <text:p text:style-name="P1"><text:tab/>'mehrwertsteuer_main.c', <text:tab/><text:tab/><text:tab/><text:span text:style-name="T3"># Kommentar moeglich</text:span></text:p>
      <text:p text:style-name="P1"><text:tab/>'mehrwertsteuer_berechnungen.c' <text:tab/><text:tab/><text:span text:style-name="T3"># Kommentar moeglich</text:span></text:p>
      <text:p text:style-name="P1">]</text:p>
      <text:p text:style-name="P1">programm_name = 'mwst_anteil' <text:tab/><text:tab/><text:span text:style-name="T3"># Programmnamen festlegen</text:span></text:p>
      <text:p text:style-name="P6"><text:span text:style-name="T11">std.Program(programm_name, c_dateien) <text:tab/></text:span><text:span text:style-name="T8"># Programm bauen</text:span></text:p>
      <text:p text:style-name="P6"><text:span text:style-name="T8"/></text:p>
      <text:p text:style-name="P6"><text:span text:style-name="T8"/></text:p>
      <text:p text:style-name="P3"><text:span text:style-name="T14">Muster der Datei Doxyfile</text:span> </text:p>
      <text:p text:style-name="P5"># Die Dokumentation befindet sich im Unterverzeichnis doc.</text:p>
      <text:p text:style-name="P1">OUTPUT_DIRECTORY <text:tab/><text:tab/>= doc</text:p>
      <text:p text:style-name="P4"/>
      <text:p text:style-name="P4"># Basis für die Dokumentation ist das aktuelle Verzeichnis.</text:p>
      <text:p text:style-name="P1">INPUT <text:tab/><text:tab/><text:tab/><text:tab/>= .</text:p>
      <text:p text:style-name="P4"/>
      <text:p text:style-name="P4"># Alle in Frage kommenden Dateien werden untersucht.</text:p>
      <text:p text:style-name="P1">EXTRACT_ALL <text:tab/><text:tab/><text:tab/>= YES</text:p>
      <text:p text:style-name="P4"/>
      <text:p text:style-name="P4"># Das Werkzeug dot wird zum Zeichnen der Aufrufhierarchie benutzt.</text:p>
      <text:p text:style-name="P4"># Es gehört zur Visualisierungssoftware Graphviz.</text:p>
      <text:p text:style-name="P4"># Siehe: http://www.graphviz.org/</text:p>
      <text:p text:style-name="P1">HAVE_DOT <text:tab/><text:tab/><text:tab/><text:tab/>= YES</text:p>
      <text:p text:style-name="P4"/>
      <text:p text:style-name="P4"># Die Aufrufhierarchie wird erstellt.</text:p>
      <text:p text:style-name="P6"><text:span text:style-name="T11">CALL_GRAPH <text:tab/><text:tab/><text:tab/>= Y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CourierNewPS-BoldMT" svg:font-family="CourierNewPS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ktor Schmidt</meta:initial-creator>
    <meta:creation-date>2010-05-05T13:07:34.56</meta:creation-date>
    <meta:document-statistic meta:table-count="0" meta:image-count="0" meta:object-count="0" meta:page-count="1" meta:paragraph-count="43" meta:word-count="194" meta:character-count="1391"/>
    <dc:date>2010-05-05T13:15:27.90</dc:date>
    <dc:creator>Viktor Schmidt</dc:creator>
    <meta:editing-duration>PT00H07M54S</meta:editing-duration>
    <meta:editing-cycles>1</meta:editing-cycles>
    <meta:generator>OpenOffice.org/3.2$Win32 OpenOffice.org_project/320m12$Build-9483</meta:generator>
  </office:meta>
</office:document-meta>
</file>